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andidato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percentual</text:p>
          </table:table-cell>
          <table:table-cell office:value-type="string" calcext:value-type="string">
            <text:p>n_respostas</text:p>
          </table:table-cell>
        </table:table-row>
        <table:table-row table:style-name="ro1">
          <table:table-cell office:value-type="string" calcext:value-type="string">
            <text:p>Wladimir Garotinho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26" calcext:value-type="float">
            <text:p>2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Caio Vianna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Rafael Diniz 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Odisseia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Dr. Bruno Calil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Alexandre Tadeu Tô Contigo 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Dra. Carla Waleska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Professora Natália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Roberto Henriques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Claudio Rangel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Jonathan Paes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Brancos/Nulos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Não sabe/Não respondeu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18" calcext:value-type="float">
            <text:p>1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Wladimir Garotinho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28.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aio Vianna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23.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afael Diniz 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6.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Odisseia</text:p>
          </table:table-cell>
          <table:table-cell office:value-type="date" office:date-value="2020-10-29" calcext:value-type="date">
            <text:p>29/10/2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r. Bruno Calil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7.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lexandre Tadeu Tô Contigo 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2.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ra. Carla Waleska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0.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rofessora Natália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3.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oberto Henrique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1.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laudio Rangel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0.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Jonathan Pae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0.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ancos/Nul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16.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ão sabe/Não respondeu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6.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ladimir Garotinho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27.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aio Vianna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13.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afael Diniz 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3.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disseia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r. Bruno Calil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16.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lexandre Tadeu Tô Contigo 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ra. Carla Waleska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rofessora Natália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oberto Henriques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laudio Rangel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Jonathan Paes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rancos/Nulos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0.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Não sabe/Não respondeu</text:p>
          </table:table-cell>
          <table:table-cell office:value-type="date" office:date-value="2020-11-08" calcext:value-type="date">
            <text:p>08/11/20</text:p>
          </table:table-cell>
          <table:table-cell office:value-type="string" calcext:value-type="string">
            <text:p>27.9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1:55:11.0435776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4:19:37.588130101</meta:creation-date>
    <dc:date>2021-03-14T22:45:05.878856587</dc:date>
    <meta:editing-duration>PT19M33S</meta:editing-duration>
    <meta:editing-cycles>3</meta:editing-cycles>
    <meta:generator>LibreOffice/6.4.6.2$Linux_X86_64 LibreOffice_project/40$Build-2</meta:generator>
    <meta:document-statistic meta:table-count="1" meta:cell-count="160" meta:object-count="0"/>
  </office:meta>
</office:document-meta>
</file>